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1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ce50" style:family="table-cell" style:parent-style-name="Default">
      <style:map style:condition="cell-content()=b" style:apply-style-name="Accent" style:base-cell-address="list.L14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1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column table:style-name="co12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  <table:table-cell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1" office:value-type="string" calcext:value-type="string">
            <text:p>dummy</text:p>
          </table:table-cell>
          <table:table-cell table:style-name="ce24" office:value-type="string" calcext:value-type="string">
            <text:p>dummy</text:p>
          </table:table-cell>
          <table:table-cell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P의 거짓</text:p>
          </table:table-cell>
          <table:table-cell table:style-name="ce15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OTORI</text:p>
          </table:table-cell>
          <table:table-cell table:style-name="ce14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14" office:value-type="string" calcext:value-type="string">
            <text:p>Indev-studio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Cafe</text:p>
          </table:table-cell>
          <table:table-cell table:style-name="ce14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cafe" xlink:type="simple">https://tumblbug.com/ministarcafe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Survivor</text:p>
          </table:table-cell>
          <table:table-cell table:style-name="ce14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survivor" xlink:type="simple">https://tumblbug.com/ministarsurvivor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Bakery</text:p>
          </table:table-cell>
          <table:table-cell table:style-name="ce14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Star Fishing</text:p>
          </table:table-cell>
          <table:table-cell table:style-name="ce14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 office:value-type="string" calcext:value-type="string">
            <text:p>텀블벅 : <text:a xlink:href="https://tumblbug.com/ministarfishing" xlink:type="simple">https://tumblbug.com/ministarfishing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Cosmos</text:p>
          </table:table-cell>
          <table:table-cell table:style-name="ce14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roma</text:p>
          </table:table-cell>
          <table:table-cell table:style-name="ce14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 Vol. 2</text:p>
          </table:table-cell>
          <table:table-cell table:style-name="ce14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Winter</text:p>
          </table:table-cell>
          <table:table-cell table:style-name="ce14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과몰입금지</text:p>
          </table:table-cell>
          <table:table-cell table:style-name="ce15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  <table:table-cell table:style-name="ce50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기적의 분식집</text:p>
          </table:table-cell>
          <table:table-cell table:style-name="ce15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길고양이 이야기</text:p>
          </table:table-cell>
          <table:table-cell table:style-name="ce15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난중설화</text:p>
          </table:table-cell>
          <table:table-cell table:style-name="ce15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네바에</text:p>
          </table:table-cell>
          <table:table-cell table:style-name="ce15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더 램지</text:p>
          </table:table-cell>
          <table:table-cell table:style-name="ce15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던전 로드</text:p>
          </table:table-cell>
          <table:table-cell table:style-name="ce15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네브: 별을 건너서</text:p>
          </table:table-cell>
          <table:table-cell table:style-name="ce15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데이브 더 다이버</text:p>
          </table:table-cell>
          <table:table-cell table:style-name="ce15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라핀</text:p>
          </table:table-cell>
          <table:table-cell table:style-name="ce15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로드 오브 파티</text:p>
          </table:table-cell>
          <table:table-cell table:style-name="ce15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바토: 오리지널 콤플렉스</text:p>
          </table:table-cell>
          <table:table-cell table:style-name="ce15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루시의 일기</text:p>
          </table:table-cell>
          <table:table-cell table:style-name="ce15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린, 퍼즐에 그려진 소녀 이야기</text:p>
          </table:table-cell>
          <table:table-cell table:style-name="ce15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마녀의샘3 Re:Fine －인형 마녀 아이루디의 이야기－</text:p>
          </table:table-cell>
          <table:table-cell table:style-name="ce15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메탈릭 차일드</text:p>
          </table:table-cell>
          <table:table-cell table:style-name="ce15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</text:p>
          </table:table-cell>
          <table:table-cell table:style-name="ce15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나드의 겨울 II</text:p>
          </table:table-cell>
          <table:table-cell table:style-name="ce15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모태솔로</text:p>
          </table:table-cell>
          <table:table-cell table:style-name="ce15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별이되어라2: 베다의 기사들</text:p>
          </table:table-cell>
          <table:table-cell table:style-name="ce15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블루 웬즈데이</text:p>
          </table:table-cell>
          <table:table-cell table:style-name="ce15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비포 더 나이트</text:p>
          </table:table-cell>
          <table:table-cell table:style-name="ce15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그레스</text:p>
          </table:table-cell>
          <table:table-cell table:style-name="ce15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사망여각</text:p>
          </table:table-cell>
          <table:table-cell table:style-name="ce15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나비</text:p>
          </table:table-cell>
          <table:table-cell table:style-name="ce15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산타는 교복을 입을 수 밖에 없어</text:p>
          </table:table-cell>
          <table:table-cell table:style-name="ce15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세븐데이즈 오리진</text:p>
          </table:table-cell>
          <table:table-cell table:style-name="ce15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숲속의 작은 마녀</text:p>
          </table:table-cell>
          <table:table-cell table:style-name="ce15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식스타 게이트: 스타트레일</text:p>
          </table:table-cell>
          <table:table-cell table:style-name="ce15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실망실업자</text:p>
          </table:table-cell>
          <table:table-cell table:style-name="ce15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썸썸 편의점</text:p>
          </table:table-cell>
          <table:table-cell table:style-name="ce15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아라하 : 이은도의 저주</text:p>
          </table:table-cell>
          <table:table-cell table:style-name="ce15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 office:value-type="string" calcext:value-type="string">
            <text:p>아키타입 블루</text:p>
          </table:table-cell>
          <table:table-cell table:style-name="ce15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엑스 인베이더</text:p>
          </table:table-cell>
          <table:table-cell table:style-name="ce15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여포키우기</text:p>
          </table:table-cell>
          <table:table-cell table:style-name="ce15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오구와 비밀의 숲</text:p>
          </table:table-cell>
          <table:table-cell table:style-name="ce15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유튜버 서바이버즈</text:p>
          </table:table-cell>
          <table:table-cell table:style-name="ce15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이터널 리턴</text:p>
          </table:table-cell>
          <table:table-cell table:style-name="ce15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장화홍련: 기억의 조각</text:p>
          </table:table-cell>
          <table:table-cell table:style-name="ce19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지구멸망 60초전! -운석배구 편-</text:p>
          </table:table-cell>
          <table:table-cell table:style-name="ce15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크로노 아크</text:p>
          </table:table-cell>
          <table:table-cell table:style-name="ce19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트러블슈터: 버려진 아이들</text:p>
          </table:table-cell>
          <table:table-cell table:style-name="ce19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팀파이트 매니저</text:p>
          </table:table-cell>
          <table:table-cell table:style-name="ce15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파이널나이트</text:p>
          </table:table-cell>
          <table:table-cell table:style-name="ce15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편집장</text:p>
          </table:table-cell>
          <table:table-cell table:style-name="ce15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0" office:value-type="string" calcext:value-type="string">
            <text:p>플레비 퀘스트: 더 크루세이즈</text:p>
          </table:table-cell>
          <table:table-cell table:style-name="ce19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피피숲의 연금술사</text:p>
          </table:table-cell>
          <table:table-cell table:style-name="ce15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9"/>
          <table:table-cell table:style-name="ce19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ay Island</text:p>
          </table:table-cell>
          <table:table-cell table:style-name="ce14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eteor 60 Seconds!</text:p>
          </table:table-cell>
          <table:table-cell table:style-name="ce14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Autumn</text:p>
          </table:table-cell>
          <table:table-cell table:style-name="ce14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Night</text:p>
          </table:table-cell>
          <table:table-cell table:style-name="ce14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pring</text:p>
          </table:table-cell>
          <table:table-cell table:style-name="ce14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ni Island: Summer</text:p>
          </table:table-cell>
          <table:table-cell table:style-name="ce14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</text:p>
          </table:table-cell>
          <table:table-cell table:style-name="ce14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ixx Island: Remix</text:p>
          </table:table-cell>
          <table:table-cell table:style-name="ce14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 office:value-type="string" calcext:value-type="string">
            <text:p>닌자 일섬</text:p>
          </table:table-cell>
          <table:table-cell table:style-name="ce15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ink Island</text:p>
          </table:table-cell>
          <table:table-cell table:style-name="ce14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</text:p>
          </table:table-cell>
          <table:table-cell table:style-name="ce14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in Island: Orange</text:p>
          </table:table-cell>
          <table:table-cell table:style-name="ce14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14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ed Island</text:p>
          </table:table-cell>
          <table:table-cell table:style-name="ce14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now Island</text:p>
          </table:table-cell>
          <table:table-cell table:style-name="ce14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Star Island</text:p>
          </table:table-cell>
          <table:table-cell table:style-name="ce14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5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  <table:table-cell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9"/>
          <table:table-cell table:style-name="ce19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  <table:table-cell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3"/>
        </table:table-row>
        <table:table-row table:style-name="ro1" table:number-rows-repeated="1048403">
          <table:table-cell table:number-columns-repeated="12"/>
        </table:table-row>
        <table:table-row table:style-name="ro1">
          <table:table-cell table:number-columns-repeated="12"/>
        </table:table-row>
        <calcext:conditional-formats>
          <calcext:conditional-format calcext:target-range-address="list.L14:list.L14">
            <calcext:condition calcext:apply-style-name="Accent" calcext:value="=b" calcext:base-cell-address="list.L14"/>
          </calcext:conditional-format>
          <calcext:conditional-format calcext:target-range-address="list.B3:list.B160">
            <calcext:condition calcext:apply-style-name="Error" calcext:value="duplicate" calcext:base-cell-address="list.B3"/>
          </calcext:conditional-format>
          <calcext:conditional-format calcext:target-range-address="list.C3:list.C160">
            <calcext:condition calcext:apply-style-name="Error" calcext:value="duplicate" calcext:base-cell-address="list.C3"/>
          </calcext:conditional-format>
        </calcext:conditional-formats>
      </table:table>
      <table:named-expressions/>
      <table:database-ranges>
        <table:database-range table:name="game_table" table:target-range-address="list.B139:list.C140" table:on-update-keep-styles="true" table:on-update-keep-size="false"/>
        <table:database-range table:name="__Anonymous_Sheet_DB__0" table:target-range-address="list.B2:list.H16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8">00/00/0000</text:date>, <text:time style:data-style-name="N2" text:time-value="19:27:32.62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1-28T19:35:10.542000000</dc:date>
    <meta:editing-duration>PT21H24M32S</meta:editing-duration>
    <meta:editing-cycles>425</meta:editing-cycles>
    <meta:document-statistic meta:table-count="1" meta:cell-count="1219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출력
'
Function ExportList2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obj_exporter.ExportList2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obj_exporter.ExportList2( sheet, active_area.h, 2, 1, pf )
		
		
		MsgBox( "Success" )
		
		
		'
		' Rollback
		'
		sort_field(0).Field = 1
		sort_field(1).Field = 2
		sort_description(0).Value = sort_field()
		range4sort.Sort( sort_description() )
	
	ERROR_END:
	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